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082723565375460758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the 2 long downhills (each about 2 miles) and alternated walking and running ¼ miles on the 2 long uphills (each about 2 miles). </text:p>
      <text:p text:style-name="P11"/>
      <text:p text:style-name="P11">Sun 8/13/2017 <text:span text:style-name="T1">3.3 miles</text:span></text:p>
      <text:p text:style-name="P11">I ran 3 miles on hilly roads and grass and averaged 10:10/mile. Then I walked ¼ mile.</text:p>
      <text:p text:style-name="P11"/>
      <text:p text:style-name="P11">Mon 8/14/2017 <text:span text:style-name="T1">4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4T14:51:00.28</dc:date>
    <dc:creator>James Lombardi</dc:creator>
    <meta:editing-duration>PT12H59M52S</meta:editing-duration>
    <meta:editing-cycles>78</meta:editing-cycles>
    <meta:generator>OpenOffice/4.1.2$Win32 OpenOffice.org_project/412m3$Build-9782</meta:generator>
    <meta:document-statistic meta:table-count="0" meta:image-count="0" meta:object-count="0" meta:page-count="5" meta:paragraph-count="99" meta:word-count="1767" meta:character-count="9034"/>
  </office:meta>
</office:document-meta>
</file>